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5.4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11">
      <style:text-properties style:font-name="DejaVu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Suhbegriff</text:p>
          </table:table-cell>
          <table:table-cell table:style-name="ce4" office:value-type="string" calcext:value-type="string">
            <text:p>Aufrufe</text:p>
          </table:table-cell>
          <table:table-cell table:style-name="ce5" office:value-type="string" calcext:value-type="string">
            <text:p>in Prozent (von gesamt)</text:p>
          </table:table-cell>
          <table:table-cell office:value-type="string" calcext:value-type="string">
            <text:p>In Prozent (von definierten Suchbegriffen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chbegriff nicht definiert</text:p>
          </table:table-cell>
          <table:table-cell table:style-name="ce2" office:value-type="float" office:value="185465" calcext:value-type="float">
            <text:p>185465</text:p>
          </table:table-cell>
          <table:table-cell table:formula="of:=[.B2]/[.B$102]" office:value-type="percentage" office:value="0.94711496724049" calcext:value-type="percentage">
            <text:p>94,7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bmail uni regensburg</text:p>
          </table:table-cell>
          <table:table-cell table:style-name="ce2" office:value-type="float" office:value="2062" calcext:value-type="float">
            <text:p>2062</text:p>
          </table:table-cell>
          <table:table-cell table:formula="of:=[.B3]/[.B$102]" office:value-type="percentage" office:value="0.0105300248696514" calcext:value-type="percentage">
            <text:p>1,05%</text:p>
          </table:table-cell>
          <table:table-cell table:formula="of:=[.B3]/[.B$104]" office:value-type="percentage" office:value="0.199111626110467" calcext:value-type="percentage">
            <text:p>19,9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email</text:p>
          </table:table-cell>
          <table:table-cell table:style-name="ce2" office:value-type="float" office:value="911" calcext:value-type="float">
            <text:p>911</text:p>
          </table:table-cell>
          <table:table-cell table:formula="of:=[.B4]/[.B$102]" office:value-type="percentage" office:value="0.00465220788373055" calcext:value-type="percentage">
            <text:p>0,47%</text:p>
          </table:table-cell>
          <table:table-cell table:formula="of:=[.B4]/[.B$104]" office:value-type="percentage" office:value="0.0879683275395906" calcext:value-type="percentage">
            <text:p>8,8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uni regensburg</text:p>
          </table:table-cell>
          <table:table-cell table:style-name="ce2" office:value-type="float" office:value="687" calcext:value-type="float">
            <text:p>687</text:p>
          </table:table-cell>
          <table:table-cell table:formula="of:=[.B5]/[.B$102]" office:value-type="percentage" office:value="0.00350830605501964" calcext:value-type="percentage">
            <text:p>0,35%</text:p>
          </table:table-cell>
          <table:table-cell table:formula="of:=[.B5]/[.B$104]" office:value-type="percentage" office:value="0.0663383545770568" calcext:value-type="percentage">
            <text:p>6,6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</text:p>
          </table:table-cell>
          <table:table-cell table:style-name="ce2" office:value-type="float" office:value="515" calcext:value-type="float">
            <text:p>515</text:p>
          </table:table-cell>
          <table:table-cell table:formula="of:=[.B6]/[.B$102]" office:value-type="percentage" office:value="0.00262995286511661" calcext:value-type="percentage">
            <text:p>0,26%</text:p>
          </table:table-cell>
          <table:table-cell table:formula="of:=[.B6]/[.B$104]" office:value-type="percentage" office:value="0.0497296253379683" calcext:value-type="percentage">
            <text:p>4,9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webmail</text:p>
          </table:table-cell>
          <table:table-cell table:style-name="ce2" office:value-type="float" office:value="514" calcext:value-type="float">
            <text:p>514</text:p>
          </table:table-cell>
          <table:table-cell table:formula="of:=[.B7]/[.B$102]" office:value-type="percentage" office:value="0.00262484616052415" calcext:value-type="percentage">
            <text:p>0,26%</text:p>
          </table:table-cell>
          <table:table-cell table:formula="of:=[.B7]/[.B$104]" office:value-type="percentage" office:value="0.0496330629586713" calcext:value-type="percentage">
            <text:p>4,9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 uni regensburg</text:p>
          </table:table-cell>
          <table:table-cell table:style-name="ce2" office:value-type="float" office:value="376" calcext:value-type="float">
            <text:p>376</text:p>
          </table:table-cell>
          <table:table-cell table:formula="of:=[.B8]/[.B$102]" office:value-type="percentage" office:value="0.00192012092676475" calcext:value-type="percentage">
            <text:p>0,19%</text:p>
          </table:table-cell>
          <table:table-cell table:formula="of:=[.B8]/[.B$104]" office:value-type="percentage" office:value="0.0363074546156817" calcext:value-type="percentage">
            <text:p>3,6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ail uni regensburg</text:p>
          </table:table-cell>
          <table:table-cell table:style-name="ce2" office:value-type="float" office:value="353" calcext:value-type="float">
            <text:p>353</text:p>
          </table:table-cell>
          <table:table-cell table:formula="of:=[.B9]/[.B$102]" office:value-type="percentage" office:value="0.00180266672113818" calcext:value-type="percentage">
            <text:p>0,18%</text:p>
          </table:table-cell>
          <table:table-cell table:formula="of:=[.B9]/[.B$104]" office:value-type="percentage" office:value="0.0340865198918501" calcext:value-type="percentage">
            <text:p>3,4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echenzentrum</text:p>
          </table:table-cell>
          <table:table-cell table:style-name="ce2" office:value-type="float" office:value="296" calcext:value-type="float">
            <text:p>296</text:p>
          </table:table-cell>
          <table:table-cell table:formula="of:=[.B10]/[.B$102]" office:value-type="percentage" office:value="0.00151158455936799" calcext:value-type="percentage">
            <text:p>0,15%</text:p>
          </table:table-cell>
          <table:table-cell table:formula="of:=[.B10]/[.B$104]" office:value-type="percentage" office:value="0.0285824642719197" calcext:value-type="percentage">
            <text:p>2,8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il uni regensburg</text:p>
          </table:table-cell>
          <table:table-cell table:style-name="ce2" office:value-type="float" office:value="285" calcext:value-type="float">
            <text:p>285</text:p>
          </table:table-cell>
          <table:table-cell table:formula="of:=[.B11]/[.B$102]" office:value-type="percentage" office:value="0.00145541080885094" calcext:value-type="percentage">
            <text:p>0,15%</text:p>
          </table:table-cell>
          <table:table-cell table:formula="of:=[.B11]/[.B$104]" office:value-type="percentage" office:value="0.0275202780996524" calcext:value-type="percentage">
            <text:p>2,7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 regensburg</text:p>
          </table:table-cell>
          <table:table-cell table:style-name="ce2" office:value-type="float" office:value="264" calcext:value-type="float">
            <text:p>264</text:p>
          </table:table-cell>
          <table:table-cell table:formula="of:=[.B12]/[.B$102]" office:value-type="percentage" office:value="0.00134817001240929" calcext:value-type="percentage">
            <text:p>0,13%</text:p>
          </table:table-cell>
          <table:table-cell table:formula="of:=[.B12]/[.B$104]" office:value-type="percentage" office:value="0.0254924681344148" calcext:value-type="percentage">
            <text:p>2,5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access uni regensburg</text:p>
          </table:table-cell>
          <table:table-cell table:style-name="ce2" office:value-type="float" office:value="240" calcext:value-type="float">
            <text:p>240</text:p>
          </table:table-cell>
          <table:table-cell table:formula="of:=[.B13]/[.B$102]" office:value-type="percentage" office:value="0.00122560910219027" calcext:value-type="percentage">
            <text:p>0,12%</text:p>
          </table:table-cell>
          <table:table-cell table:formula="of:=[.B13]/[.B$104]" office:value-type="percentage" office:value="0.0231749710312862" calcext:value-type="percentage">
            <text:p>2,3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itserver</text:p>
          </table:table-cell>
          <table:table-cell table:style-name="ce2" office:value-type="float" office:value="207" calcext:value-type="float">
            <text:p>207</text:p>
          </table:table-cell>
          <table:table-cell table:formula="of:=[.B14]/[.B$102]" office:value-type="percentage" office:value="0.0010570878506391" calcext:value-type="percentage">
            <text:p>0,11%</text:p>
          </table:table-cell>
          <table:table-cell table:formula="of:=[.B14]/[.B$104]" office:value-type="percentage" office:value="0.0199884125144844" calcext:value-type="percentage">
            <text:p>2,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mail</text:p>
          </table:table-cell>
          <table:table-cell table:style-name="ce2" office:value-type="float" office:value="198" calcext:value-type="float">
            <text:p>198</text:p>
          </table:table-cell>
          <table:table-cell table:formula="of:=[.B15]/[.B$102]" office:value-type="percentage" office:value="0.00101112750930697" calcext:value-type="percentage">
            <text:p>0,10%</text:p>
          </table:table-cell>
          <table:table-cell table:formula="of:=[.B15]/[.B$104]" office:value-type="percentage" office:value="0.0191193511008111" calcext:value-type="percentage">
            <text:p>1,9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web access uni regensburg</text:p>
          </table:table-cell>
          <table:table-cell table:style-name="ce2" office:value-type="float" office:value="156" calcext:value-type="float">
            <text:p>156</text:p>
          </table:table-cell>
          <table:table-cell table:formula="of:=[.B16]/[.B$102]" office:value-type="percentage" office:value="0.000796645916423673" calcext:value-type="percentage">
            <text:p>0,08%</text:p>
          </table:table-cell>
          <table:table-cell table:formula="of:=[.B16]/[.B$104]" office:value-type="percentage" office:value="0.015063731170336" calcext:value-type="percentage">
            <text:p>1,5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account uni regensburg</text:p>
          </table:table-cell>
          <table:table-cell table:style-name="ce2" office:value-type="float" office:value="151" calcext:value-type="float">
            <text:p>151</text:p>
          </table:table-cell>
          <table:table-cell table:formula="of:=[.B17]/[.B$102]" office:value-type="percentage" office:value="0.000771112393461375" calcext:value-type="percentage">
            <text:p>0,08%</text:p>
          </table:table-cell>
          <table:table-cell table:formula="of:=[.B17]/[.B$104]" office:value-type="percentage" office:value="0.0145809192738509" calcext:value-type="percentage">
            <text:p>1,4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uni regensburg</text:p>
          </table:table-cell>
          <table:table-cell table:style-name="ce2" office:value-type="float" office:value="138" calcext:value-type="float">
            <text:p>138</text:p>
          </table:table-cell>
          <table:table-cell table:formula="of:=[.B18]/[.B$102]" office:value-type="percentage" office:value="0.000704725233759403" calcext:value-type="percentage">
            <text:p>0,07%</text:p>
          </table:table-cell>
          <table:table-cell table:formula="of:=[.B18]/[.B$104]" office:value-type="percentage" office:value="0.0133256083429896" calcext:value-type="percentage">
            <text:p>1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.de</text:p>
          </table:table-cell>
          <table:table-cell table:style-name="ce2" office:value-type="float" office:value="138" calcext:value-type="float">
            <text:p>138</text:p>
          </table:table-cell>
          <table:table-cell table:formula="of:=[.B19]/[.B$102]" office:value-type="percentage" office:value="0.000704725233759403" calcext:value-type="percentage">
            <text:p>0,07%</text:p>
          </table:table-cell>
          <table:table-cell table:formula="of:=[.B19]/[.B$104]" office:value-type="percentage" office:value="0.0133256083429896" calcext:value-type="percentage">
            <text:p>1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pn uni regensburg</text:p>
          </table:table-cell>
          <table:table-cell table:style-name="ce2" office:value-type="float" office:value="131" calcext:value-type="float">
            <text:p>131</text:p>
          </table:table-cell>
          <table:table-cell table:formula="of:=[.B20]/[.B$102]" office:value-type="percentage" office:value="0.000668978301612187" calcext:value-type="percentage">
            <text:p>0,07%</text:p>
          </table:table-cell>
          <table:table-cell table:formula="of:=[.B20]/[.B$104]" office:value-type="percentage" office:value="0.0126496716879104" calcext:value-type="percentage">
            <text:p>1,2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tstorage uni regensburg</text:p>
          </table:table-cell>
          <table:table-cell table:style-name="ce2" office:value-type="float" office:value="118" calcext:value-type="float">
            <text:p>118</text:p>
          </table:table-cell>
          <table:table-cell table:formula="of:=[.B21]/[.B$102]" office:value-type="percentage" office:value="0.000602591141910214" calcext:value-type="percentage">
            <text:p>0,06%</text:p>
          </table:table-cell>
          <table:table-cell table:formula="of:=[.B21]/[.B$104]" office:value-type="percentage" office:value="0.0113943607570491" calcext:value-type="percentage">
            <text:p>1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ips uni regensburg</text:p>
          </table:table-cell>
          <table:table-cell table:style-name="ce2" office:value-type="float" office:value="114" calcext:value-type="float">
            <text:p>114</text:p>
          </table:table-cell>
          <table:table-cell table:formula="of:=[.B22]/[.B$102]" office:value-type="percentage" office:value="0.000582164323540376" calcext:value-type="percentage">
            <text:p>0,06%</text:p>
          </table:table-cell>
          <table:table-cell table:formula="of:=[.B22]/[.B$104]" office:value-type="percentage" office:value="0.011008111239861" calcext:value-type="percentage">
            <text:p>1,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 uni regensburg</text:p>
          </table:table-cell>
          <table:table-cell table:style-name="ce2" office:value-type="float" office:value="99" calcext:value-type="float">
            <text:p>99</text:p>
          </table:table-cell>
          <table:table-cell table:formula="of:=[.B23]/[.B$102]" office:value-type="percentage" office:value="0.000505563754653485" calcext:value-type="percentage">
            <text:p>0,05%</text:p>
          </table:table-cell>
          <table:table-cell table:formula="of:=[.B23]/[.B$104]" office:value-type="percentage" office:value="0.00955967555040556" calcext:value-type="percentage">
            <text:p>0,9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p server</text:p>
          </table:table-cell>
          <table:table-cell table:style-name="ce2" office:value-type="float" office:value="84" calcext:value-type="float">
            <text:p>84</text:p>
          </table:table-cell>
          <table:table-cell table:formula="of:=[.B24]/[.B$102]" office:value-type="percentage" office:value="0.000428963185766593" calcext:value-type="percentage">
            <text:p>0,04%</text:p>
          </table:table-cell>
          <table:table-cell table:formula="of:=[.B24]/[.B$104]" office:value-type="percentage" office:value="0.00811123986095017" calcext:value-type="percentage">
            <text:p>0,8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pn client uni regensburg</text:p>
          </table:table-cell>
          <table:table-cell table:style-name="ce2" office:value-type="float" office:value="84" calcext:value-type="float">
            <text:p>84</text:p>
          </table:table-cell>
          <table:table-cell table:formula="of:=[.B25]/[.B$102]" office:value-type="percentage" office:value="0.000428963185766593" calcext:value-type="percentage">
            <text:p>0,04%</text:p>
          </table:table-cell>
          <table:table-cell table:formula="of:=[.B25]/[.B$104]" office:value-type="percentage" office:value="0.00811123986095017" calcext:value-type="percentage">
            <text:p>0,8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versitätsklinikum regensburg rechenzentrum</text:p>
          </table:table-cell>
          <table:table-cell table:style-name="ce2" office:value-type="float" office:value="83" calcext:value-type="float">
            <text:p>83</text:p>
          </table:table-cell>
          <table:table-cell table:formula="of:=[.B26]/[.B$102]" office:value-type="percentage" office:value="0.000423856481174134" calcext:value-type="percentage">
            <text:p>0,04%</text:p>
          </table:table-cell>
          <table:table-cell table:formula="of:=[.B26]/[.B$104]" office:value-type="percentage" office:value="0.00801467748165315" calcext:value-type="percentage">
            <text:p>0,8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 regensburg</text:p>
          </table:table-cell>
          <table:table-cell table:style-name="ce2" office:value-type="float" office:value="82" calcext:value-type="float">
            <text:p>82</text:p>
          </table:table-cell>
          <table:table-cell table:formula="of:=[.B27]/[.B$102]" office:value-type="percentage" office:value="0.000418749776581674" calcext:value-type="percentage">
            <text:p>0,04%</text:p>
          </table:table-cell>
          <table:table-cell table:formula="of:=[.B27]/[.B$104]" office:value-type="percentage" office:value="0.00791811510235612" calcext:value-type="percentage">
            <text:p>0,7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z</text:p>
          </table:table-cell>
          <table:table-cell table:style-name="ce2" office:value-type="float" office:value="81" calcext:value-type="float">
            <text:p>81</text:p>
          </table:table-cell>
          <table:table-cell table:formula="of:=[.B28]/[.B$102]" office:value-type="percentage" office:value="0.000413643071989215" calcext:value-type="percentage">
            <text:p>0,04%</text:p>
          </table:table-cell>
          <table:table-cell table:formula="of:=[.B28]/[.B$104]" office:value-type="percentage" office:value="0.0078215527230591" calcext:value-type="percentage">
            <text:p>0,7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gensburg webmail</text:p>
          </table:table-cell>
          <table:table-cell table:style-name="ce2" office:value-type="float" office:value="68" calcext:value-type="float">
            <text:p>68</text:p>
          </table:table-cell>
          <table:table-cell table:formula="of:=[.B29]/[.B$102]" office:value-type="percentage" office:value="0.000347255912287242" calcext:value-type="percentage">
            <text:p>0,03%</text:p>
          </table:table-cell>
          <table:table-cell table:formula="of:=[.B29]/[.B$104]" office:value-type="percentage" office:value="0.00656624179219776" calcext:value-type="percentage">
            <text:p>0,6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mail regensburg</text:p>
          </table:table-cell>
          <table:table-cell table:style-name="ce2" office:value-type="float" office:value="68" calcext:value-type="float">
            <text:p>68</text:p>
          </table:table-cell>
          <table:table-cell table:formula="of:=[.B30]/[.B$102]" office:value-type="percentage" office:value="0.000347255912287242" calcext:value-type="percentage">
            <text:p>0,03%</text:p>
          </table:table-cell>
          <table:table-cell table:formula="of:=[.B30]/[.B$104]" office:value-type="percentage" office:value="0.00656624179219776" calcext:value-type="percentage">
            <text:p>0,6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e groupwise ukr</text:p>
          </table:table-cell>
          <table:table-cell table:style-name="ce2" office:value-type="float" office:value="59" calcext:value-type="float">
            <text:p>59</text:p>
          </table:table-cell>
          <table:table-cell table:formula="of:=[.B31]/[.B$102]" office:value-type="percentage" office:value="0.000301295570955107" calcext:value-type="percentage">
            <text:p>0,03%</text:p>
          </table:table-cell>
          <table:table-cell table:formula="of:=[.B31]/[.B$104]" office:value-type="percentage" office:value="0.00569718037852453" calcext:value-type="percentage">
            <text:p>0,5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versität regensburg</text:p>
          </table:table-cell>
          <table:table-cell table:style-name="ce2" office:value-type="float" office:value="57" calcext:value-type="float">
            <text:p>57</text:p>
          </table:table-cell>
          <table:table-cell table:formula="of:=[.B32]/[.B$102]" office:value-type="percentage" office:value="0.000291082161770188" calcext:value-type="percentage">
            <text:p>0,03%</text:p>
          </table:table-cell>
          <table:table-cell table:formula="of:=[.B32]/[.B$104]" office:value-type="percentage" office:value="0.00550405561993048" calcext:value-type="percentage">
            <text:p>0,5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vpn</text:p>
          </table:table-cell>
          <table:table-cell table:style-name="ce2" office:value-type="float" office:value="56" calcext:value-type="float">
            <text:p>56</text:p>
          </table:table-cell>
          <table:table-cell table:formula="of:=[.B33]/[.B$102]" office:value-type="percentage" office:value="0.000285975457177729" calcext:value-type="percentage">
            <text:p>0,03%</text:p>
          </table:table-cell>
          <table:table-cell table:formula="of:=[.B33]/[.B$104]" office:value-type="percentage" office:value="0.00540749324063345" calcext:value-type="percentage">
            <text:p>0,5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wlan</text:p>
          </table:table-cell>
          <table:table-cell table:style-name="ce2" office:value-type="float" office:value="52" calcext:value-type="float">
            <text:p>52</text:p>
          </table:table-cell>
          <table:table-cell table:formula="of:=[.B34]/[.B$102]" office:value-type="percentage" office:value="0.000265548638807891" calcext:value-type="percentage">
            <text:p>0,03%</text:p>
          </table:table-cell>
          <table:table-cell table:formula="of:=[.B34]/[.B$104]" office:value-type="percentage" office:value="0.00502124372344535" calcext:value-type="percentage">
            <text:p>0,5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</text:p>
          </table:table-cell>
          <table:table-cell table:style-name="ce2" office:value-type="float" office:value="50" calcext:value-type="float">
            <text:p>50</text:p>
          </table:table-cell>
          <table:table-cell table:formula="of:=[.B35]/[.B$102]" office:value-type="percentage" office:value="0.000255335229622972" calcext:value-type="percentage">
            <text:p>0,03%</text:p>
          </table:table-cell>
          <table:table-cell table:formula="of:=[.B35]/[.B$104]" office:value-type="percentage" office:value="0.00482811896485129" calcext:value-type="percentage">
            <text:p>0,4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email account</text:p>
          </table:table-cell>
          <table:table-cell table:style-name="ce2" office:value-type="float" office:value="46" calcext:value-type="float">
            <text:p>46</text:p>
          </table:table-cell>
          <table:table-cell table:formula="of:=[.B36]/[.B$102]" office:value-type="percentage" office:value="0.000234908411253134" calcext:value-type="percentage">
            <text:p>0,02%</text:p>
          </table:table-cell>
          <table:table-cell table:formula="of:=[.B36]/[.B$104]" office:value-type="percentage" office:value="0.00444186944766319" calcext:value-type="percentage">
            <text:p>0,4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w.uni-regensburg.de</text:p>
          </table:table-cell>
          <table:table-cell table:style-name="ce2" office:value-type="float" office:value="43" calcext:value-type="float">
            <text:p>43</text:p>
          </table:table-cell>
          <table:table-cell table:formula="of:=[.B37]/[.B$102]" office:value-type="percentage" office:value="0.000219588297475756" calcext:value-type="percentage">
            <text:p>0,02%</text:p>
          </table:table-cell>
          <table:table-cell table:formula="of:=[.B37]/[.B$104]" office:value-type="percentage" office:value="0.00415218230977211" calcext:value-type="percentage">
            <text:p>0,4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mail regensburg</text:p>
          </table:table-cell>
          <table:table-cell table:style-name="ce2" office:value-type="float" office:value="43" calcext:value-type="float">
            <text:p>43</text:p>
          </table:table-cell>
          <table:table-cell table:formula="of:=[.B38]/[.B$102]" office:value-type="percentage" office:value="0.000219588297475756" calcext:value-type="percentage">
            <text:p>0,02%</text:p>
          </table:table-cell>
          <table:table-cell table:formula="of:=[.B38]/[.B$104]" office:value-type="percentage" office:value="0.00415218230977211" calcext:value-type="percentage">
            <text:p>0,4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lan uni regensburg</text:p>
          </table:table-cell>
          <table:table-cell table:style-name="ce2" office:value-type="float" office:value="43" calcext:value-type="float">
            <text:p>43</text:p>
          </table:table-cell>
          <table:table-cell table:formula="of:=[.B39]/[.B$102]" office:value-type="percentage" office:value="0.000219588297475756" calcext:value-type="percentage">
            <text:p>0,02%</text:p>
          </table:table-cell>
          <table:table-cell table:formula="of:=[.B39]/[.B$104]" office:value-type="percentage" office:value="0.00415218230977211" calcext:value-type="percentage">
            <text:p>0,4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z account</text:p>
          </table:table-cell>
          <table:table-cell table:style-name="ce2" office:value-type="float" office:value="39" calcext:value-type="float">
            <text:p>39</text:p>
          </table:table-cell>
          <table:table-cell table:formula="of:=[.B40]/[.B$102]" office:value-type="percentage" office:value="0.000199161479105918" calcext:value-type="percentage">
            <text:p>0,02%</text:p>
          </table:table-cell>
          <table:table-cell table:formula="of:=[.B40]/[.B$104]" office:value-type="percentage" office:value="0.00376593279258401" calcext:value-type="percentage">
            <text:p>0,3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web access</text:p>
          </table:table-cell>
          <table:table-cell table:style-name="ce2" office:value-type="float" office:value="39" calcext:value-type="float">
            <text:p>39</text:p>
          </table:table-cell>
          <table:table-cell table:formula="of:=[.B41]/[.B$102]" office:value-type="percentage" office:value="0.000199161479105918" calcext:value-type="percentage">
            <text:p>0,02%</text:p>
          </table:table-cell>
          <table:table-cell table:formula="of:=[.B41]/[.B$104]" office:value-type="percentage" office:value="0.00376593279258401" calcext:value-type="percentage">
            <text:p>0,3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regensburg</text:p>
          </table:table-cell>
          <table:table-cell table:style-name="ce2" office:value-type="float" office:value="37" calcext:value-type="float">
            <text:p>37</text:p>
          </table:table-cell>
          <table:table-cell table:formula="of:=[.B42]/[.B$102]" office:value-type="percentage" office:value="0.000188948069920999" calcext:value-type="percentage">
            <text:p>0,02%</text:p>
          </table:table-cell>
          <table:table-cell table:formula="of:=[.B42]/[.B$104]" office:value-type="percentage" office:value="0.00357280803398996" calcext:value-type="percentage">
            <text:p>0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uni regensburg login</text:p>
          </table:table-cell>
          <table:table-cell table:style-name="ce2" office:value-type="float" office:value="37" calcext:value-type="float">
            <text:p>37</text:p>
          </table:table-cell>
          <table:table-cell table:formula="of:=[.B43]/[.B$102]" office:value-type="percentage" office:value="0.000188948069920999" calcext:value-type="percentage">
            <text:p>0,02%</text:p>
          </table:table-cell>
          <table:table-cell table:formula="of:=[.B43]/[.B$104]" office:value-type="percentage" office:value="0.00357280803398996" calcext:value-type="percentage">
            <text:p>0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.uni-regensburg.de</text:p>
          </table:table-cell>
          <table:table-cell table:style-name="ce2" office:value-type="float" office:value="37" calcext:value-type="float">
            <text:p>37</text:p>
          </table:table-cell>
          <table:table-cell table:formula="of:=[.B44]/[.B$102]" office:value-type="percentage" office:value="0.000188948069920999" calcext:value-type="percentage">
            <text:p>0,02%</text:p>
          </table:table-cell>
          <table:table-cell table:formula="of:=[.B44]/[.B$104]" office:value-type="percentage" office:value="0.00357280803398996" calcext:value-type="percentage">
            <text:p>0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p zeitserver</text:p>
          </table:table-cell>
          <table:table-cell table:style-name="ce2" office:value-type="float" office:value="36" calcext:value-type="float">
            <text:p>36</text:p>
          </table:table-cell>
          <table:table-cell table:formula="of:=[.B45]/[.B$102]" office:value-type="percentage" office:value="0.00018384136532854" calcext:value-type="percentage">
            <text:p>0,02%</text:p>
          </table:table-cell>
          <table:table-cell table:formula="of:=[.B45]/[.B$104]" office:value-type="percentage" office:value="0.00347624565469293" calcext:value-type="percentage">
            <text:p>0,3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.uni-regensburg.de</text:p>
          </table:table-cell>
          <table:table-cell table:style-name="ce2" office:value-type="float" office:value="35" calcext:value-type="float">
            <text:p>35</text:p>
          </table:table-cell>
          <table:table-cell table:formula="of:=[.B46]/[.B$102]" office:value-type="percentage" office:value="0.00017873466073608" calcext:value-type="percentage">
            <text:p>0,02%</text:p>
          </table:table-cell>
          <table:table-cell table:formula="of:=[.B46]/[.B$104]" office:value-type="percentage" office:value="0.00337968327539591" calcext:value-type="percentage">
            <text:p>0,3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w uni regensburg</text:p>
          </table:table-cell>
          <table:table-cell table:style-name="ce2" office:value-type="float" office:value="34" calcext:value-type="float">
            <text:p>34</text:p>
          </table:table-cell>
          <table:table-cell table:formula="of:=[.B47]/[.B$102]" office:value-type="percentage" office:value="0.000173627956143621" calcext:value-type="percentage">
            <text:p>0,02%</text:p>
          </table:table-cell>
          <table:table-cell table:formula="of:=[.B47]/[.B$104]" office:value-type="percentage" office:value="0.00328312089609888" calcext:value-type="percentage">
            <text:p>0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email regensburg</text:p>
          </table:table-cell>
          <table:table-cell table:style-name="ce2" office:value-type="float" office:value="34" calcext:value-type="float">
            <text:p>34</text:p>
          </table:table-cell>
          <table:table-cell table:formula="of:=[.B48]/[.B$102]" office:value-type="percentage" office:value="0.000173627956143621" calcext:value-type="percentage">
            <text:p>0,02%</text:p>
          </table:table-cell>
          <table:table-cell table:formula="of:=[.B48]/[.B$104]" office:value-type="percentage" office:value="0.00328312089609888" calcext:value-type="percentage">
            <text:p>0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regensburg</text:p>
          </table:table-cell>
          <table:table-cell table:style-name="ce2" office:value-type="float" office:value="32" calcext:value-type="float">
            <text:p>32</text:p>
          </table:table-cell>
          <table:table-cell table:formula="of:=[.B49]/[.B$102]" office:value-type="percentage" office:value="0.000163414546958702" calcext:value-type="percentage">
            <text:p>0,02%</text:p>
          </table:table-cell>
          <table:table-cell table:formula="of:=[.B49]/[.B$104]" office:value-type="percentage" office:value="0.00308999613750483" calcext:value-type="percentage">
            <text:p>0,3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netstorage</text:p>
          </table:table-cell>
          <table:table-cell table:style-name="ce2" office:value-type="float" office:value="32" calcext:value-type="float">
            <text:p>32</text:p>
          </table:table-cell>
          <table:table-cell table:formula="of:=[.B50]/[.B$102]" office:value-type="percentage" office:value="0.000163414546958702" calcext:value-type="percentage">
            <text:p>0,02%</text:p>
          </table:table-cell>
          <table:table-cell table:formula="of:=[.B50]/[.B$104]" office:value-type="percentage" office:value="0.00308999613750483" calcext:value-type="percentage">
            <text:p>0,3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</text:p>
          </table:table-cell>
          <table:table-cell table:style-name="ce2" office:value-type="float" office:value="30" calcext:value-type="float">
            <text:p>30</text:p>
          </table:table-cell>
          <table:table-cell table:formula="of:=[.B51]/[.B$102]" office:value-type="percentage" office:value="0.000153201137773783" calcext:value-type="percentage">
            <text:p>0,02%</text:p>
          </table:table-cell>
          <table:table-cell table:formula="of:=[.B51]/[.B$104]" office:value-type="percentage" office:value="0.00289687137891078" calcext:value-type="percentage">
            <text:p>0,2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Account </text:p>
          </table:table-cell>
          <table:table-cell table:style-name="ce2" office:value-type="float" office:value="30" calcext:value-type="float">
            <text:p>30</text:p>
          </table:table-cell>
          <table:table-cell table:formula="of:=[.B52]/[.B$102]" office:value-type="percentage" office:value="0.000153201137773783" calcext:value-type="percentage">
            <text:p>0,02%</text:p>
          </table:table-cell>
          <table:table-cell table:formula="of:=[.B52]/[.B$104]" office:value-type="percentage" office:value="0.00289687137891078" calcext:value-type="percentage">
            <text:p>0,2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Groupwise</text:p>
          </table:table-cell>
          <table:table-cell table:style-name="ce2" office:value-type="float" office:value="30" calcext:value-type="float">
            <text:p>30</text:p>
          </table:table-cell>
          <table:table-cell table:formula="of:=[.B53]/[.B$102]" office:value-type="percentage" office:value="0.000153201137773783" calcext:value-type="percentage">
            <text:p>0,02%</text:p>
          </table:table-cell>
          <table:table-cell table:formula="of:=[.B53]/[.B$104]" office:value-type="percentage" office:value="0.00289687137891078" calcext:value-type="percentage">
            <text:p>0,2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VPN Client </text:p>
          </table:table-cell>
          <table:table-cell table:style-name="ce2" office:value-type="float" office:value="29" calcext:value-type="float">
            <text:p>29</text:p>
          </table:table-cell>
          <table:table-cell table:formula="of:=[.B54]/[.B$102]" office:value-type="percentage" office:value="0.000148094433181324" calcext:value-type="percentage">
            <text:p>0,01%</text:p>
          </table:table-cell>
          <table:table-cell table:formula="of:=[.B54]/[.B$104]" office:value-type="percentage" office:value="0.00280030899961375" calcext:value-type="percentage">
            <text:p>0,2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 Uni Reg</text:p>
          </table:table-cell>
          <table:table-cell table:style-name="ce2" office:value-type="float" office:value="29" calcext:value-type="float">
            <text:p>29</text:p>
          </table:table-cell>
          <table:table-cell table:formula="of:=[.B55]/[.B$102]" office:value-type="percentage" office:value="0.000148094433181324" calcext:value-type="percentage">
            <text:p>0,01%</text:p>
          </table:table-cell>
          <table:table-cell table:formula="of:=[.B55]/[.B$104]" office:value-type="percentage" office:value="0.00280030899961375" calcext:value-type="percentage">
            <text:p>0,2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ail Regensburg </text:p>
          </table:table-cell>
          <table:table-cell table:style-name="ce2" office:value-type="float" office:value="28" calcext:value-type="float">
            <text:p>28</text:p>
          </table:table-cell>
          <table:table-cell table:formula="of:=[.B56]/[.B$102]" office:value-type="percentage" office:value="0.000142987728588864" calcext:value-type="percentage">
            <text:p>0,01%</text:p>
          </table:table-cell>
          <table:table-cell table:formula="of:=[.B56]/[.B$104]" office:value-type="percentage" office:value="0.00270374662031672" calcext:value-type="percentage">
            <text:p>0,2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-Mail Uni Regensburg </text:p>
          </table:table-cell>
          <table:table-cell table:style-name="ce2" office:value-type="float" office:value="27" calcext:value-type="float">
            <text:p>27</text:p>
          </table:table-cell>
          <table:table-cell table:formula="of:=[.B57]/[.B$102]" office:value-type="percentage" office:value="0.000137881023996405" calcext:value-type="percentage">
            <text:p>0,01%</text:p>
          </table:table-cell>
          <table:table-cell table:formula="of:=[.B57]/[.B$104]" office:value-type="percentage" office:value="0.0026071842410197" calcext:value-type="percentage">
            <text:p>0,2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 regensburg</text:p>
          </table:table-cell>
          <table:table-cell table:style-name="ce2" office:value-type="float" office:value="27" calcext:value-type="float">
            <text:p>27</text:p>
          </table:table-cell>
          <table:table-cell table:formula="of:=[.B58]/[.B$102]" office:value-type="percentage" office:value="0.000137881023996405" calcext:value-type="percentage">
            <text:p>0,01%</text:p>
          </table:table-cell>
          <table:table-cell table:formula="of:=[.B58]/[.B$104]" office:value-type="percentage" office:value="0.0026071842410197" calcext:value-type="percentage">
            <text:p>0,2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login</text:p>
          </table:table-cell>
          <table:table-cell table:style-name="ce2" office:value-type="float" office:value="26" calcext:value-type="float">
            <text:p>26</text:p>
          </table:table-cell>
          <table:table-cell table:formula="of:=[.B59]/[.B$102]" office:value-type="percentage" office:value="0.000132774319403945" calcext:value-type="percentage">
            <text:p>0,01%</text:p>
          </table:table-cell>
          <table:table-cell table:formula="of:=[.B59]/[.B$104]" office:value-type="percentage" office:value="0.00251062186172267" calcext:value-type="percentage">
            <text:p>0,2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gb email</text:p>
          </table:table-cell>
          <table:table-cell table:style-name="ce2" office:value-type="float" office:value="26" calcext:value-type="float">
            <text:p>26</text:p>
          </table:table-cell>
          <table:table-cell table:formula="of:=[.B60]/[.B$102]" office:value-type="percentage" office:value="0.000132774319403945" calcext:value-type="percentage">
            <text:p>0,01%</text:p>
          </table:table-cell>
          <table:table-cell table:formula="of:=[.B60]/[.B$104]" office:value-type="percentage" office:value="0.00251062186172267" calcext:value-type="percentage">
            <text:p>0,2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spark uni regensburg</text:p>
          </table:table-cell>
          <table:table-cell table:style-name="ce2" office:value-type="float" office:value="25" calcext:value-type="float">
            <text:p>25</text:p>
          </table:table-cell>
          <table:table-cell table:formula="of:=[.B61]/[.B$102]" office:value-type="percentage" office:value="0.000127667614811486" calcext:value-type="percentage">
            <text:p>0,01%</text:p>
          </table:table-cell>
          <table:table-cell table:formula="of:=[.B61]/[.B$104]" office:value-type="percentage" office:value="0.00241405948242565" calcext:value-type="percentage">
            <text:p>0,2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e-mail</text:p>
          </table:table-cell>
          <table:table-cell table:style-name="ce2" office:value-type="float" office:value="25" calcext:value-type="float">
            <text:p>25</text:p>
          </table:table-cell>
          <table:table-cell table:formula="of:=[.B62]/[.B$102]" office:value-type="percentage" office:value="0.000127667614811486" calcext:value-type="percentage">
            <text:p>0,01%</text:p>
          </table:table-cell>
          <table:table-cell table:formula="of:=[.B62]/[.B$104]" office:value-type="percentage" office:value="0.00241405948242565" calcext:value-type="percentage">
            <text:p>0,2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ips regensburg</text:p>
          </table:table-cell>
          <table:table-cell table:style-name="ce2" office:value-type="float" office:value="24" calcext:value-type="float">
            <text:p>24</text:p>
          </table:table-cell>
          <table:table-cell table:formula="of:=[.B63]/[.B$102]" office:value-type="percentage" office:value="0.000122560910219027" calcext:value-type="percentage">
            <text:p>0,01%</text:p>
          </table:table-cell>
          <table:table-cell table:formula="of:=[.B63]/[.B$104]" office:value-type="percentage" office:value="0.00231749710312862" calcext:value-type="percentage">
            <text:p>0,2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udentische email uni regensburg</text:p>
          </table:table-cell>
          <table:table-cell table:style-name="ce2" office:value-type="float" office:value="24" calcext:value-type="float">
            <text:p>24</text:p>
          </table:table-cell>
          <table:table-cell table:formula="of:=[.B64]/[.B$102]" office:value-type="percentage" office:value="0.000122560910219027" calcext:value-type="percentage">
            <text:p>0,01%</text:p>
          </table:table-cell>
          <table:table-cell table:formula="of:=[.B64]/[.B$104]" office:value-type="percentage" office:value="0.00231749710312862" calcext:value-type="percentage">
            <text:p>0,2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 mail uni regensburg</text:p>
          </table:table-cell>
          <table:table-cell table:style-name="ce2" office:value-type="float" office:value="23" calcext:value-type="float">
            <text:p>23</text:p>
          </table:table-cell>
          <table:table-cell table:formula="of:=[.B65]/[.B$102]" office:value-type="percentage" office:value="0.000117454205626567" calcext:value-type="percentage">
            <text:p>0,01%</text:p>
          </table:table-cell>
          <table:table-cell table:formula="of:=[.B65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w uni regensburg web access</text:p>
          </table:table-cell>
          <table:table-cell table:style-name="ce2" office:value-type="float" office:value="23" calcext:value-type="float">
            <text:p>23</text:p>
          </table:table-cell>
          <table:table-cell table:formula="of:=[.B66]/[.B$102]" office:value-type="percentage" office:value="0.000117454205626567" calcext:value-type="percentage">
            <text:p>0,01%</text:p>
          </table:table-cell>
          <table:table-cell table:formula="of:=[.B66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tstorage</text:p>
          </table:table-cell>
          <table:table-cell table:style-name="ce2" office:value-type="float" office:value="23" calcext:value-type="float">
            <text:p>23</text:p>
          </table:table-cell>
          <table:table-cell table:formula="of:=[.B67]/[.B$102]" office:value-type="percentage" office:value="0.000117454205626567" calcext:value-type="percentage">
            <text:p>0,01%</text:p>
          </table:table-cell>
          <table:table-cell table:formula="of:=[.B67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grips</text:p>
          </table:table-cell>
          <table:table-cell table:style-name="ce2" office:value-type="float" office:value="23" calcext:value-type="float">
            <text:p>23</text:p>
          </table:table-cell>
          <table:table-cell table:formula="of:=[.B68]/[.B$102]" office:value-type="percentage" office:value="0.000117454205626567" calcext:value-type="percentage">
            <text:p>0,01%</text:p>
          </table:table-cell>
          <table:table-cell table:formula="of:=[.B68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software</text:p>
          </table:table-cell>
          <table:table-cell table:style-name="ce2" office:value-type="float" office:value="23" calcext:value-type="float">
            <text:p>23</text:p>
          </table:table-cell>
          <table:table-cell table:formula="of:=[.B69]/[.B$102]" office:value-type="percentage" office:value="0.000117454205626567" calcext:value-type="percentage">
            <text:p>0,01%</text:p>
          </table:table-cell>
          <table:table-cell table:formula="of:=[.B69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pn regensburg</text:p>
          </table:table-cell>
          <table:table-cell table:style-name="ce2" office:value-type="float" office:value="23" calcext:value-type="float">
            <text:p>23</text:p>
          </table:table-cell>
          <table:table-cell table:formula="of:=[.B70]/[.B$102]" office:value-type="percentage" office:value="0.000117454205626567" calcext:value-type="percentage">
            <text:p>0,01%</text:p>
          </table:table-cell>
          <table:table-cell table:formula="of:=[.B70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ymiele de meine geräte</text:p>
          </table:table-cell>
          <table:table-cell table:style-name="ce2" office:value-type="float" office:value="21" calcext:value-type="float">
            <text:p>21</text:p>
          </table:table-cell>
          <table:table-cell table:formula="of:=[.B71]/[.B$102]" office:value-type="percentage" office:value="0.000107240796441648" calcext:value-type="percentage">
            <text:p>0,01%</text:p>
          </table:table-cell>
          <table:table-cell table:formula="of:=[.B71]/[.B$104]" office:value-type="percentage" office:value="0.00202780996523754" calcext:value-type="percentage">
            <text:p>0,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echenzentrum email</text:p>
          </table:table-cell>
          <table:table-cell table:style-name="ce2" office:value-type="float" office:value="21" calcext:value-type="float">
            <text:p>21</text:p>
          </table:table-cell>
          <table:table-cell table:formula="of:=[.B72]/[.B$102]" office:value-type="percentage" office:value="0.000107240796441648" calcext:value-type="percentage">
            <text:p>0,01%</text:p>
          </table:table-cell>
          <table:table-cell table:formula="of:=[.B72]/[.B$104]" office:value-type="percentage" office:value="0.00202780996523754" calcext:value-type="percentage">
            <text:p>0,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sophos</text:p>
          </table:table-cell>
          <table:table-cell table:style-name="ce2" office:value-type="float" office:value="21" calcext:value-type="float">
            <text:p>21</text:p>
          </table:table-cell>
          <table:table-cell table:formula="of:=[.B73]/[.B$102]" office:value-type="percentage" office:value="0.000107240796441648" calcext:value-type="percentage">
            <text:p>0,01%</text:p>
          </table:table-cell>
          <table:table-cell table:formula="of:=[.B73]/[.B$104]" office:value-type="percentage" office:value="0.00202780996523754" calcext:value-type="percentage">
            <text:p>0,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office</text:p>
          </table:table-cell>
          <table:table-cell table:style-name="ce2" office:value-type="float" office:value="20" calcext:value-type="float">
            <text:p>20</text:p>
          </table:table-cell>
          <table:table-cell table:formula="of:=[.B74]/[.B$102]" office:value-type="percentage" office:value="0.000102134091849189" calcext:value-type="percentage">
            <text:p>0,01%</text:p>
          </table:table-cell>
          <table:table-cell table:formula="of:=[.B74]/[.B$104]" office:value-type="percentage" office:value="0.00193124758594052" calcext:value-type="percentage">
            <text:p>0,1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 mail</text:p>
          </table:table-cell>
          <table:table-cell table:style-name="ce2" office:value-type="float" office:value="20" calcext:value-type="float">
            <text:p>20</text:p>
          </table:table-cell>
          <table:table-cell table:formula="of:=[.B75]/[.B$102]" office:value-type="percentage" office:value="0.000102134091849189" calcext:value-type="percentage">
            <text:p>0,01%</text:p>
          </table:table-cell>
          <table:table-cell table:formula="of:=[.B75]/[.B$104]" office:value-type="percentage" office:value="0.00193124758594052" calcext:value-type="percentage">
            <text:p>0,1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enelec zeitserver</text:p>
          </table:table-cell>
          <table:table-cell table:style-name="ce2" office:value-type="float" office:value="19" calcext:value-type="float">
            <text:p>19</text:p>
          </table:table-cell>
          <table:table-cell table:formula="of:=[.B76]/[.B$102]" office:value-type="percentage" office:value="0.0000970273872567294" calcext:value-type="percentage">
            <text:p>0,01%</text:p>
          </table:table-cell>
          <table:table-cell table:formula="of:=[.B76]/[.B$104]" office:value-type="percentage" office:value="0.00183468520664349" calcext:value-type="percentage">
            <text:p>0,1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tp://www.rz.uni-regensburg.de/</text:p>
          </table:table-cell>
          <table:table-cell table:style-name="ce2" office:value-type="float" office:value="18" calcext:value-type="float">
            <text:p>18</text:p>
          </table:table-cell>
          <table:table-cell table:formula="of:=[.B77]/[.B$102]" office:value-type="percentage" office:value="0.0000919206826642699" calcext:value-type="percentage">
            <text:p>0,01%</text:p>
          </table:table-cell>
          <table:table-cell table:formula="of:=[.B77]/[.B$104]" office:value-type="percentage" office:value="0.00173812282734647" calcext:value-type="percentage">
            <text:p>0,1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arning uni regensburg</text:p>
          </table:table-cell>
          <table:table-cell table:style-name="ce2" office:value-type="float" office:value="17" calcext:value-type="float">
            <text:p>17</text:p>
          </table:table-cell>
          <table:table-cell table:formula="of:=[.B78]/[.B$102]" office:value-type="percentage" office:value="0.0000868139780718105" calcext:value-type="percentage">
            <text:p>0,01%</text:p>
          </table:table-cell>
          <table:table-cell table:formula="of:=[.B78]/[.B$104]" office:value-type="percentage" office:value="0.00164156044804944" calcext:value-type="percentage">
            <text:p>0,1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 uni regensburg login</text:p>
          </table:table-cell>
          <table:table-cell table:style-name="ce2" office:value-type="float" office:value="17" calcext:value-type="float">
            <text:p>17</text:p>
          </table:table-cell>
          <table:table-cell table:formula="of:=[.B79]/[.B$102]" office:value-type="percentage" office:value="0.0000868139780718105" calcext:value-type="percentage">
            <text:p>0,01%</text:p>
          </table:table-cell>
          <table:table-cell table:formula="of:=[.B79]/[.B$104]" office:value-type="percentage" office:value="0.00164156044804944" calcext:value-type="percentage">
            <text:p>0,1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 rechenzentrum</text:p>
          </table:table-cell>
          <table:table-cell table:style-name="ce2" office:value-type="float" office:value="17" calcext:value-type="float">
            <text:p>17</text:p>
          </table:table-cell>
          <table:table-cell table:formula="of:=[.B80]/[.B$102]" office:value-type="percentage" office:value="0.0000868139780718105" calcext:value-type="percentage">
            <text:p>0,01%</text:p>
          </table:table-cell>
          <table:table-cell table:formula="of:=[.B80]/[.B$104]" office:value-type="percentage" office:value="0.00164156044804944" calcext:value-type="percentage">
            <text:p>0,1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ail uni regensburg groupwise</text:p>
          </table:table-cell>
          <table:table-cell table:style-name="ce2" office:value-type="float" office:value="16" calcext:value-type="float">
            <text:p>16</text:p>
          </table:table-cell>
          <table:table-cell table:formula="of:=[.B81]/[.B$102]" office:value-type="percentage" office:value="0.000081707273479351" calcext:value-type="percentage">
            <text:p>0,01%</text:p>
          </table:table-cell>
          <table:table-cell table:formula="of:=[.B81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uni regensburg</text:p>
          </table:table-cell>
          <table:table-cell table:style-name="ce2" office:value-type="float" office:value="16" calcext:value-type="float">
            <text:p>16</text:p>
          </table:table-cell>
          <table:table-cell table:formula="of:=[.B82]/[.B$102]" office:value-type="percentage" office:value="0.000081707273479351" calcext:value-type="percentage">
            <text:p>0,01%</text:p>
          </table:table-cell>
          <table:table-cell table:formula="of:=[.B82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</text:p>
          </table:table-cell>
          <table:table-cell table:style-name="ce2" office:value-type="float" office:value="16" calcext:value-type="float">
            <text:p>16</text:p>
          </table:table-cell>
          <table:table-cell table:formula="of:=[.B83]/[.B$102]" office:value-type="percentage" office:value="0.000081707273479351" calcext:value-type="percentage">
            <text:p>0,01%</text:p>
          </table:table-cell>
          <table:table-cell table:formula="of:=[.B83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ftware uni regensburg</text:p>
          </table:table-cell>
          <table:table-cell table:style-name="ce2" office:value-type="float" office:value="16" calcext:value-type="float">
            <text:p>16</text:p>
          </table:table-cell>
          <table:table-cell table:formula="of:=[.B84]/[.B$102]" office:value-type="percentage" office:value="0.000081707273479351" calcext:value-type="percentage">
            <text:p>0,01%</text:p>
          </table:table-cell>
          <table:table-cell table:formula="of:=[.B84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groupwise login</text:p>
          </table:table-cell>
          <table:table-cell table:style-name="ce2" office:value-type="float" office:value="16" calcext:value-type="float">
            <text:p>16</text:p>
          </table:table-cell>
          <table:table-cell table:formula="of:=[.B85]/[.B$102]" office:value-type="percentage" office:value="0.000081707273479351" calcext:value-type="percentage">
            <text:p>0,01%</text:p>
          </table:table-cell>
          <table:table-cell table:formula="of:=[.B85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uni reg</text:p>
          </table:table-cell>
          <table:table-cell table:style-name="ce2" office:value-type="float" office:value="15" calcext:value-type="float">
            <text:p>15</text:p>
          </table:table-cell>
          <table:table-cell table:formula="of:=[.B86]/[.B$102]" office:value-type="percentage" office:value="0.0000766005688868916" calcext:value-type="percentage">
            <text:p>0,01%</text:p>
          </table:table-cell>
          <table:table-cell table:formula="of:=[.B86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drucken</text:p>
          </table:table-cell>
          <table:table-cell table:style-name="ce2" office:value-type="float" office:value="15" calcext:value-type="float">
            <text:p>15</text:p>
          </table:table-cell>
          <table:table-cell table:formula="of:=[.B87]/[.B$102]" office:value-type="percentage" office:value="0.0000766005688868916" calcext:value-type="percentage">
            <text:p>0,01%</text:p>
          </table:table-cell>
          <table:table-cell table:formula="of:=[.B87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novell groupwise</text:p>
          </table:table-cell>
          <table:table-cell table:style-name="ce2" office:value-type="float" office:value="15" calcext:value-type="float">
            <text:p>15</text:p>
          </table:table-cell>
          <table:table-cell table:formula="of:=[.B88]/[.B$102]" office:value-type="percentage" office:value="0.0000766005688868916" calcext:value-type="percentage">
            <text:p>0,01%</text:p>
          </table:table-cell>
          <table:table-cell table:formula="of:=[.B88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gbg groupwise</text:p>
          </table:table-cell>
          <table:table-cell table:style-name="ce2" office:value-type="float" office:value="15" calcext:value-type="float">
            <text:p>15</text:p>
          </table:table-cell>
          <table:table-cell table:formula="of:=[.B89]/[.B$102]" office:value-type="percentage" office:value="0.0000766005688868916" calcext:value-type="percentage">
            <text:p>0,01%</text:p>
          </table:table-cell>
          <table:table-cell table:formula="of:=[.B89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uroam uni regensburg</text:p>
          </table:table-cell>
          <table:table-cell table:style-name="ce2" office:value-type="float" office:value="14" calcext:value-type="float">
            <text:p>14</text:p>
          </table:table-cell>
          <table:table-cell table:formula="of:=[.B90]/[.B$102]" office:value-type="percentage" office:value="0.0000714938642944322" calcext:value-type="percentage">
            <text:p>0,01%</text:p>
          </table:table-cell>
          <table:table-cell table:formula="of:=[.B90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webaccess</text:p>
          </table:table-cell>
          <table:table-cell table:style-name="ce2" office:value-type="float" office:value="14" calcext:value-type="float">
            <text:p>14</text:p>
          </table:table-cell>
          <table:table-cell table:formula="of:=[.B91]/[.B$102]" office:value-type="percentage" office:value="0.0000714938642944322" calcext:value-type="percentage">
            <text:p>0,01%</text:p>
          </table:table-cell>
          <table:table-cell table:formula="of:=[.B91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sl gate uni regensburg</text:p>
          </table:table-cell>
          <table:table-cell table:style-name="ce2" office:value-type="float" office:value="14" calcext:value-type="float">
            <text:p>14</text:p>
          </table:table-cell>
          <table:table-cell table:formula="of:=[.B92]/[.B$102]" office:value-type="percentage" office:value="0.0000714938642944322" calcext:value-type="percentage">
            <text:p>0,01%</text:p>
          </table:table-cell>
          <table:table-cell table:formula="of:=[.B92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 webmail</text:p>
          </table:table-cell>
          <table:table-cell table:style-name="ce2" office:value-type="float" office:value="14" calcext:value-type="float">
            <text:p>14</text:p>
          </table:table-cell>
          <table:table-cell table:formula="of:=[.B93]/[.B$102]" office:value-type="percentage" office:value="0.0000714938642944322" calcext:value-type="percentage">
            <text:p>0,01%</text:p>
          </table:table-cell>
          <table:table-cell table:formula="of:=[.B93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klinik regensburg rechenzentrum</text:p>
          </table:table-cell>
          <table:table-cell table:style-name="ce2" office:value-type="float" office:value="14" calcext:value-type="float">
            <text:p>14</text:p>
          </table:table-cell>
          <table:table-cell table:formula="of:=[.B94]/[.B$102]" office:value-type="percentage" office:value="0.0000714938642944322" calcext:value-type="percentage">
            <text:p>0,01%</text:p>
          </table:table-cell>
          <table:table-cell table:formula="of:=[.B94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 uni r</text:p>
          </table:table-cell>
          <table:table-cell table:style-name="ce2" office:value-type="float" office:value="14" calcext:value-type="float">
            <text:p>14</text:p>
          </table:table-cell>
          <table:table-cell table:formula="of:=[.B95]/[.B$102]" office:value-type="percentage" office:value="0.0000714938642944322" calcext:value-type="percentage">
            <text:p>0,01%</text:p>
          </table:table-cell>
          <table:table-cell table:formula="of:=[.B95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it server</text:p>
          </table:table-cell>
          <table:table-cell table:style-name="ce2" office:value-type="float" office:value="14" calcext:value-type="float">
            <text:p>14</text:p>
          </table:table-cell>
          <table:table-cell table:formula="of:=[.B96]/[.B$102]" office:value-type="percentage" office:value="0.0000714938642944322" calcext:value-type="percentage">
            <text:p>0,01%</text:p>
          </table:table-cell>
          <table:table-cell table:formula="of:=[.B96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uni regensburg email</text:p>
          </table:table-cell>
          <table:table-cell table:style-name="ce2" office:value-type="float" office:value="13" calcext:value-type="float">
            <text:p>13</text:p>
          </table:table-cell>
          <table:table-cell table:formula="of:=[.B97]/[.B$102]" office:value-type="percentage" office:value="0.0000663871597019727" calcext:value-type="percentage">
            <text:p>0,01%</text:p>
          </table:table-cell>
          <table:table-cell table:formula="of:=[.B97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tstorage regensburg uni</text:p>
          </table:table-cell>
          <table:table-cell table:style-name="ce2" office:value-type="float" office:value="13" calcext:value-type="float">
            <text:p>13</text:p>
          </table:table-cell>
          <table:table-cell table:formula="of:=[.B98]/[.B$102]" office:value-type="percentage" office:value="0.0000663871597019727" calcext:value-type="percentage">
            <text:p>0,01%</text:p>
          </table:table-cell>
          <table:table-cell table:formula="of:=[.B98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 uni regensburg öffnungszeiten</text:p>
          </table:table-cell>
          <table:table-cell table:style-name="ce2" office:value-type="float" office:value="13" calcext:value-type="float">
            <text:p>13</text:p>
          </table:table-cell>
          <table:table-cell table:formula="of:=[.B99]/[.B$102]" office:value-type="percentage" office:value="0.0000663871597019727" calcext:value-type="percentage">
            <text:p>0,01%</text:p>
          </table:table-cell>
          <table:table-cell table:formula="of:=[.B99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</text:p>
          </table:table-cell>
          <table:table-cell table:style-name="ce2" office:value-type="float" office:value="13" calcext:value-type="float">
            <text:p>13</text:p>
          </table:table-cell>
          <table:table-cell table:formula="of:=[.B100]/[.B$102]" office:value-type="percentage" office:value="0.0000663871597019727" calcext:value-type="percentage">
            <text:p>0,01%</text:p>
          </table:table-cell>
          <table:table-cell table:formula="of:=[.B100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internet</text:p>
          </table:table-cell>
          <table:table-cell table:style-name="ce2" office:value-type="float" office:value="13" calcext:value-type="float">
            <text:p>13</text:p>
          </table:table-cell>
          <table:table-cell table:formula="of:=[.B101]/[.B$102]" office:value-type="percentage" office:value="0.0000663871597019727" calcext:value-type="percentage">
            <text:p>0,01%</text:p>
          </table:table-cell>
          <table:table-cell table:formula="of:=[.B101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2">
          <table:table-cell/>
          <table:table-cell table:formula="of:=SUM([.B2:.B101])" office:value-type="float" office:value="195821" calcext:value-type="float">
            <text:p>195821</text:p>
          </table:table-cell>
          <table:table-cell table:formula="of:=[.B102]/[.B$102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3:.B101])" office:value-type="float" office:value="10356" calcext:value-type="float">
            <text:p>10356</text:p>
          </table:table-cell>
          <table:table-cell table:number-columns-repeated="102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3:57:25.084340267</meta:creation-date>
    <dc:date>2015-07-07T14:05:51.025564022</dc:date>
    <meta:editing-duration>PT8M25S</meta:editing-duration>
    <meta:editing-cycles>3</meta:editing-cycles>
    <meta:generator>LibreOffice/4.4.2.2$Linux_x86 LibreOffice_project/40m0$Build-2</meta:generator>
    <meta:document-statistic meta:table-count="1" meta:cell-count="406" meta:object-count="0"/>
  </office:meta>
</office:document-meta>
</file>